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02 02:57   |   <text:a xlink:type="simple" xlink:href="http://palinfo.habago.org/Entry?Command=Information_PrintForum&amp;iPage=1#FORUM37621"><text:span text:style-name="T1">#</text:span></text:a></text:p>
      <text:p text:style-name="P2">卡韓政變 (101)：別想佔了韓流的便宜又賣乖 <text:line-break/><text:line-break/>陳真 2019. 07. 02. <text:line-break/><text:line-break/><text:line-break/>報載： <text:line-break/><text:line-break/>"國民黨下周日(7月7日)將號召群眾，上凱道抗議公投法修法，黨內所有總統初選參選人都會參加，原本是展現團結的場合，但高雄市長韓國瑜的粉絲，卻發起反動員，例如知名音樂人劉家昌，就在臉書貼文，呼籲韓家軍一個都不要去。" <text:line-break/><text:line-break/>我覺得劉家昌講得一點也沒錯，這是一個陷阱圈套，是專門為郭台銘所量身打造，為其造勢。造完勢的隔天就開始進行國民黨初選民調，你難道還看不出來吳敦義領導下的這個王八黨安些什麼心？ <text:line-break/><text:line-break/>國民黨的權貴(或說菁英)色彩很重，跟基層始終離得很遠，向來不屑跟群眾為伍 (韓國瑜是唯一例外)，也幾乎從來不在任何議題上著墨。這其實也是為什麼台灣的社運始終是民進黨的禁臠、為其所操控的原因。藍的向來對各種社會議題不理不睬，彷彿天生高貴，不願走入基層，不願與群眾一起發聲；彷彿天生就是執政者，不願爭取，不願抗爭，只打算在每件事情上當領導、做決策。 <text:line-break/><text:line-break/>台灣的藍色政黨幾乎都是這樣，包括新黨也是，很高貴，身段很高，始終等著別人寄履歷表來應徵那樣一種高高在上的姿態。民進黨則剛好相反，非常積極拉攏、挖掘、組織與栽培散落各地的支持者，甚至三顧茅廬主動求才。你看，我根正苗 "綠"，黨外血統純正，社運先軀，民主先烈，卻幫藍營發聲20幾年，至今不曾有任何藍營的當權者跑來找我。反之，今天假若我是為綠營發聲，保證局面絕不是這樣。 <text:line-break/><text:line-break/>我想說的是，當我看到報紙寫說國民黨7月7日要辦群眾示威集會爭取公投權利，我當下還以為是假新聞，因為這完全不是國民黨的作風，它哪會舉辦什麼示威抗爭？國民黨更不會在乎什麼公投。這純粹就是刻意選在初選民調前夕的一場秀，為郭董造勢。因為，倘若國民黨真心想爭取公投的合理權利，應該是在初選之後、大選之前再來舉辦群眾抗爭才對，而不是刻意選在初選前夕。 <text:line-break/><text:line-break/>韓粉支持的是韓國瑜，不全然支持國民黨，但是國民黨目前的當權者卻擺明是郭董企業的員工，韓粉別傻到去幫選舉過程中極其卑劣無恥的郭董抬轎。 <text:line-break/><text:line-break/>我始終相信錢的力量，相信錢可以買下很多東西，包括買下幾乎所有媒體，買下名嘴，買下政客，但我沒想到原來錢也可以買下一個黨。為什麼我這麼說呢？因為郭董根本不具參加初選的資格，但他有錢，所以黨就為他公然開了後門。還有，國民黨向來不是主張九二共識嗎？郭董強烈反對，於是黨也就跟郭老闆著轉向了。 <text:line-break/><text:line-break/>韓國瑜是國民黨員，也是總統黨內初選之參選人，郭董卻再三公開指控韓國瑜是中共的傀儡，被中共所操控。依照國民黨的內規，這樣一種黨內抹黑是應該撤銷參選資格的，但黨居然也無所謂了，跟著郭老闆轉向了，拼命黑韓卡韓，無所不用其極。 <text:line-break/><text:line-break/>金錢的力量實在很大，超乎我的想像。一個具有幾千億財產的人，光是一天的利息，就足以讓任何一個人吃上一輩子。在一般人看來的天文數字，對郭老闆來說卻只是一個零頭。這場金錢戰爭，十天內就會有個勝負。基本上我不敢期待韓國瑜會勝出，因為天曉得金錢的力量是不是也能滲透進所謂民調的過程之中。 <text:line-break/><text:line-break/>但我沒有得失心，韓勝也好，敗也罷，都無所謂。於公，韓勝最好。於私，最好落敗。但是，不論勝負，郭老闆也好，國民黨也罷，可別想佔了韓流的便宜又賣乖；一方面拼命打壓韓流、抹黑韓國瑜，一方面卻又想要把韓流轉變為郭流。我相信，金錢的力量絕不至於大到可以轉變人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